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1F4C634407AE28B88B1.png" manifest:media-type="image/png"/>
  <manifest:file-entry manifest:full-path="Pictures/1000000000000320000001FD3967AE78FE4459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cm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text-properties fo:color="#ce181e" fo:font-size="8pt" style:font-size-asian="10pt" style:font-size-complex="10pt"/>
    </style:style>
    <style:style style:name="P3" style:family="paragraph">
      <loext:graphic-properties draw:fill="none" draw:fill-color="#ffffff"/>
      <style:text-properties fo:color="#ce181e" fo:font-size="8pt" style:font-size-asian="10.5pt" style:font-weight-asian="normal" style:font-size-complex="10.5pt"/>
    </style:style>
    <style:style style:name="P4" style:family="paragraph">
      <loext:graphic-properties draw:fill="none" draw:fill-color="#ffffff"/>
      <style:text-properties fo:color="#ce181e" fo:font-size="8pt" style:font-size-asian="10pt" style:font-weight-asian="normal" style:font-size-complex="10pt"/>
    </style:style>
    <style:style style:name="T1" style:family="text">
      <style:text-properties fo:color="#ce181e" fo:font-size="8pt" style:font-size-asian="10.5pt" style:font-size-complex="10.5pt"/>
    </style:style>
    <style:style style:name="T2" style:family="text">
      <style:text-properties fo:color="#ce181e" fo:font-size="8pt" style:font-size-asian="10.5pt" style:font-weight-asian="normal" style:font-size-complex="10.5pt"/>
    </style:style>
    <style:style style:name="T3" style:family="text">
      <style:text-properties fo:color="#ce181e" fo:font-size="8pt" style:font-size-asian="10pt" style:font-weight-asian="norm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6cm" svg:height="9.865cm" svg:x="2.29cm" svg:y="2.819cm">
          <draw:image xlink:href="Pictures/1000000000000384000001F4C634407AE28B88B1.png" xlink:type="simple" xlink:show="embed" xlink:actuate="onLoad">
            <text:p/>
          </draw:image>
        </draw:frame>
        <draw:frame draw:style-name="gr1" draw:text-style-name="P1" draw:layer="layout" svg:width="17.652cm" svg:height="11.23cm" svg:x="2.398cm" svg:y="14.281cm">
          <draw:image xlink:href="Pictures/1000000000000320000001FD3967AE78FE44594A.png" xlink:type="simple" xlink:show="embed" xlink:actuate="onLoad">
            <text:p/>
          </draw:image>
        </draw:frame>
        <draw:frame draw:style-name="gr2" draw:text-style-name="P2" draw:layer="layout" svg:width="4.02cm" svg:height="0.569cm" svg:x="5.524cm" svg:y="9.048cm">
          <draw:text-box>
            <text:p><text:span text:style-name="T1">seqevent_wi</text:span><text:span text:style-name="T1">d : seqevent</text:span></text:p>
          </draw:text-box>
        </draw:frame>
        <draw:frame draw:style-name="gr3" draw:text-style-name="P2" draw:layer="layout" svg:width="3.732cm" svg:height="0.569cm" svg:x="3.944cm" svg:y="9.736cm">
          <draw:text-box>
            <text:p><text:span text:style-name="T1">seqdata_wid </text:span><text:span text:style-name="T1">: seqdata</text:span></text:p>
          </draw:text-box>
        </draw:frame>
        <draw:frame draw:style-name="gr4" draw:text-style-name="P2" draw:layer="layout" svg:width="3.986cm" svg:height="0.569cm" svg:x="3.944cm" svg:y="12.436cm">
          <draw:text-box>
            <text:p><text:span text:style-name="T1">hscroll_new : </text:span><text:span text:style-name="T1">HScrollBar</text:span></text:p>
          </draw:text-box>
        </draw:frame>
        <draw:frame draw:style-name="gr5" draw:text-style-name="P3" draw:layer="layout" svg:width="3.961cm" svg:height="0.569cm" svg:x="15.945cm" svg:y="5.036cm">
          <draw:text-box>
            <text:p><text:span text:style-name="T2">vscroll_new : </text:span><text:span text:style-name="T2">VScrollBar</text:span></text:p>
          </draw:text-box>
        </draw:frame>
        <draw:frame draw:style-name="gr6" draw:text-style-name="P3" draw:layer="layout" svg:width="3.707cm" svg:height="0.569cm" svg:x="3.944cm" svg:y="3.936cm">
          <draw:text-box>
            <text:p><text:span text:style-name="T2">seqtime_wid </text:span><text:span text:style-name="T2">: seqtime</text:span></text:p>
          </draw:text-box>
        </draw:frame>
        <draw:frame draw:style-name="gr7" draw:text-style-name="P3" draw:layer="layout" svg:width="3.457cm" svg:height="0.569cm" svg:x="3.945cm" svg:y="12.836cm">
          <draw:text-box>
            <text:p><text:span text:style-name="T2">hadjust : </text:span><text:span text:style-name="T2">Adjustment</text:span></text:p>
          </draw:text-box>
        </draw:frame>
        <draw:frame draw:style-name="gr8" draw:text-style-name="P3" draw:layer="layout" svg:width="3.444cm" svg:height="0.569cm" svg:x="16.461cm" svg:y="5.499cm">
          <draw:text-box>
            <text:p><text:span text:style-name="T2">vadjust : Adjustment</text:span></text:p>
          </draw:text-box>
        </draw:frame>
        <draw:frame draw:style-name="gr9" draw:text-style-name="P3" draw:layer="layout" svg:width="3.808cm" svg:height="0.569cm" svg:x="0.286cm" svg:y="9.02cm">
          <draw:text-box>
            <text:p><text:span text:style-name="T2">seqkeys_wid : seqkeys</text:span></text:p>
          </draw:text-box>
        </draw:frame>
        <draw:frame draw:style-name="gr10" draw:text-style-name="P4" draw:layer="layout" svg:width="2.36cm" svg:height="0.569cm" svg:x="10.398cm" svg:y="0.177cm">
          <draw:text-box>
            <text:p><text:span text:style-name="T3">menu_tools</text:span></text:p>
          </draw:text-box>
        </draw:frame>
        <draw:frame draw:style-name="gr11" draw:text-style-name="P3" draw:layer="layout" svg:width="2.403cm" svg:height="0.569cm" svg:x="1.01cm" svg:y="3.606cm">
          <draw:text-box>
            <text:p><text:span text:style-name="T2">button_redo</text:span></text:p>
          </draw:text-box>
        </draw:frame>
        <draw:frame draw:style-name="gr12" draw:text-style-name="P3" draw:layer="layout" svg:width="3.385cm" svg:height="0.569cm" svg:x="5.525cm" svg:y="7.648cm">
          <draw:text-box>
            <text:p><text:span text:style-name="T2">seqroll_wid : seqroll</text:span></text:p>
          </draw:text-box>
        </draw:frame>
        <draw:frame draw:style-name="gr13" draw:text-style-name="P3" draw:layer="layout" svg:width="2.466cm" svg:height="0.569cm" svg:x="2.406cm" svg:y="4.229cm">
          <draw:text-box>
            <text:p><text:span text:style-name="T2">button_tools</text:span></text:p>
          </draw:text-box>
        </draw:frame>
        <draw:frame draw:style-name="gr13" draw:text-style-name="P3" draw:layer="layout" svg:width="2.517cm" svg:height="0.569cm" svg:x="1.41cm" svg:y="3.86cm">
          <draw:text-box>
            <text:p><text:span text:style-name="T2">button_quantize</text:span></text:p>
          </draw:text-box>
        </draw:frame>
        <draw:frame draw:style-name="gr13" draw:text-style-name="P3" draw:layer="layout" svg:width="2.466cm" svg:height="0.569cm" svg:x="0.619cm" svg:y="3.352cm">
          <draw:text-box>
            <text:p><text:span text:style-name="T2">button_undo</text:span></text:p>
          </draw:text-box>
        </draw:frame>
        <draw:frame draw:style-name="gr13" draw:text-style-name="P3" draw:layer="layout" svg:width="2.466cm" svg:height="0.569cm" svg:x="7.731cm" svg:y="0.939cm">
          <draw:text-box>
            <text:p><text:span text:style-name="T2">button_undo</text:span></text:p>
          </draw:text-box>
        </draw:frame>
        <draw:frame draw:style-name="gr13" draw:text-style-name="P3" draw:layer="layout" svg:width="2.466cm" svg:height="0.569cm" svg:x="7.731cm" svg:y="0.05cm">
          <draw:text-box>
            <text:p><text:span text:style-name="T2">button_undo</text:span></text:p>
          </draw:text-box>
        </draw:frame>
        <draw:frame draw:style-name="gr13" draw:text-style-name="P3" draw:layer="layout" svg:width="2.466cm" svg:height="0.569cm" svg:x="7.731cm" svg:y="0.492cm">
          <draw:text-box>
            <text:p><text:span text:style-name="T2">button_undo</text:span></text:p>
          </draw:text-box>
        </draw:frame>
        <draw:frame draw:style-name="gr13" draw:text-style-name="P3" draw:layer="layout" svg:width="2.466cm" svg:height="0.569cm" svg:x="2.558cm" svg:y="1.002cm">
          <draw:text-box>
            <text:p><text:span text:style-name="T2">button_zoom</text:span></text:p>
          </draw:text-box>
        </draw:frame>
        <draw:frame draw:style-name="gr13" draw:text-style-name="P3" draw:layer="layout" svg:width="2.86cm" svg:height="0.569cm" svg:x="0.045cm" svg:y="0.619cm">
          <draw:text-box>
            <text:p><text:span text:style-name="T2">button_note-length</text:span></text:p>
          </draw:text-box>
        </draw:frame>
        <draw:frame draw:style-name="gr13" draw:text-style-name="P3" draw:layer="layout" svg:width="2.466cm" svg:height="0.569cm" svg:x="0.058cm" svg:y="0.177cm">
          <draw:text-box>
            <text:p><text:span text:style-name="T2">button_snap</text:span></text:p>
          </draw:text-box>
        </draw:frame>
        <draw:frame draw:style-name="gr14" draw:text-style-name="P3" draw:layer="layout" svg:width="2.09cm" svg:height="0.569cm" svg:x="1.958cm" svg:y="0.177cm">
          <draw:text-box>
            <text:p><text:span text:style-name="T2">entry_snap</text:span></text:p>
          </draw:text-box>
        </draw:frame>
        <draw:frame draw:style-name="gr14" draw:text-style-name="P3" draw:layer="layout" svg:width="2.767cm" svg:height="0.569cm" svg:x="2.666cm" svg:y="0.588cm">
          <draw:text-box>
            <text:p><text:span text:style-name="T2">entry_note_leng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6:59.660810807</meta:creation-date>
    <dc:date>2018-05-29T10:40:43.826000000</dc:date>
    <meta:editing-duration>PT41M51S</meta:editing-duration>
    <meta:editing-cycles>7</meta:editing-cycles>
    <meta:generator>LibreOffice/6.0.1.1$Windows_X86_64 LibreOffice_project/60bfb1526849283ce2491346ed2aa51c465abfe6</meta:generator>
    <meta:document-statistic meta:object-count="24"/>
  </office:meta>
</office:document-meta>
</file>